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96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9.96pt"/>
    </style:style>
    <style:style style:name="co5" style:family="table-column">
      <style:table-column-properties fo:break-before="auto" style:column-width="88.5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54.6pt"/>
    </style:style>
    <style:style style:name="co8" style:family="table-column">
      <style:table-column-properties fo:break-before="auto" style:column-width="9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int Number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Rx 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x_midpoint</text:p>
          </table:table-cell>
          <table:table-cell office:value-type="string" calcext:value-type="string">
            <text:p>y_midpoint</text:p>
          </table:table-cell>
          <table:table-cell office:value-type="string" calcext:value-type="string">
            <text:p>x_offset</text:p>
          </table:table-cell>
          <table:table-cell office:value-type="string" calcext:value-type="string">
            <text:p>y_offset</text:p>
          </table:table-cell>
          <table:table-cell office:value-type="string" calcext:value-type="string">
            <text:p>yaw</text:p>
          </table:table-cell>
          <table:table-cell/>
          <table:table-cell office:value-type="string" calcext:value-type="string">
            <text:p>x_dif[Meters]</text:p>
          </table:table-cell>
          <table:table-cell office:value-type="string" calcext:value-type="string">
            <text:p>y_dif[Meters]</text:p>
          </table:table-cell>
          <table:table-cell office:value-type="string" calcext:value-type="string">
            <text:p>yaw_dif[Degrees]</text:p>
          </table:table-cell>
          <table:table-cell table:number-columns-repeated="2"/>
          <table:table-cell office:value-type="string" calcext:value-type="string">
            <text:p>dist_between_dot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  <table:table-cell table:formula="of:=([.D2]+[.B2])/2" office:value-type="float" office:value="0" calcext:value-type="float">
            <text:p>0</text:p>
          </table:table-cell>
          <table:table-cell table:formula="of:=([.C2]+[.E2])/2" office:value-type="float" office:value="45.25" calcext:value-type="float">
            <text:p>45.25</text:p>
          </table:table-cell>
          <table:table-cell table:formula="of:=([.F2]-[.$F$2])/100" office:value-type="float" office:value="0" calcext:value-type="float">
            <text:p>0</text:p>
          </table:table-cell>
          <table:table-cell table:formula="of:=-([.G2]-[.$G$2])/100" office:value-type="float" office:value="-0" calcext:value-type="float">
            <text:p>0</text:p>
          </table:table-cell>
          <table:table-cell table:formula="of:=DEGREES(ATAN(([.D2]-[.B2])/([.E2]-[.C2])))" office:value-type="float" office:value="0" calcext:value-type="float">
            <text:p>0</text:p>
          </table:table-cell>
          <table:table-cell table:number-columns-repeated="6"/>
          <table:table-cell table:formula="of:=SQRT(([.D2]-[.B2])^2+([.E2]-[.C2])^2)"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office:value-type="float" office:value="29.4" calcext:value-type="float">
            <text:p>29.4</text:p>
          </table:table-cell>
          <table:table-cell office:value-type="float" office:value="-1.85" calcext:value-type="float">
            <text:p>-1.85</text:p>
          </table:table-cell>
          <table:table-cell office:value-type="float" office:value="53.9" calcext:value-type="float">
            <text:p>53.9</text:p>
          </table:table-cell>
          <table:table-cell table:formula="of:=([.D3]+[.B3])/2" office:value-type="float" office:value="-1.975" calcext:value-type="float">
            <text:p>-1.975</text:p>
          </table:table-cell>
          <table:table-cell table:formula="of:=([.C3]+[.E3])/2" office:value-type="float" office:value="41.65" calcext:value-type="float">
            <text:p>41.65</text:p>
          </table:table-cell>
          <table:table-cell table:formula="of:=([.F3]-[.$F$2])/100" office:value-type="float" office:value="-0.01975" calcext:value-type="float">
            <text:p>-0.01975</text:p>
          </table:table-cell>
          <table:table-cell table:formula="of:=-([.G3]-[.$G$2])/100" office:value-type="float" office:value="0.036" calcext:value-type="float">
            <text:p>0.036</text:p>
          </table:table-cell>
          <table:table-cell table:formula="of:=DEGREES(ATAN(([.D3]-[.B3])/([.E3]-[.C3])))" office:value-type="float" office:value="0.584630520705178" calcext:value-type="float">
            <text:p>0.5846305207</text:p>
          </table:table-cell>
          <table:table-cell/>
          <table:table-cell table:formula="of:=[.C25]-[.H3]" office:value-type="float" office:value="0.00159841311255866" calcext:value-type="float">
            <text:p>0.0015984131</text:p>
          </table:table-cell>
          <table:table-cell table:formula="of:=[.D25]-[.I3]" office:value-type="float" office:value="-0.00231035873847538" calcext:value-type="float">
            <text:p>-0.0023103587</text:p>
          </table:table-cell>
          <table:table-cell table:formula="of:=[.E25]-[.J3]" office:value-type="float" office:value="-0.558021471047215" calcext:value-type="float">
            <text:p>-0.558021471</text:p>
          </table:table-cell>
          <table:table-cell table:number-columns-repeated="2"/>
          <table:table-cell table:formula="of:=SQRT(([.D3]-[.B3])^2+([.E3]-[.C3])^2)" office:value-type="float" office:value="24.5012754770032" calcext:value-type="float">
            <text:p>24.501275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27.5" calcext:value-type="float">
            <text:p>27.5</text:p>
          </table:table-cell>
          <table:table-cell office:value-type="float" office:value="-0.4" calcext:value-type="float">
            <text:p>-0.4</text:p>
          </table:table-cell>
          <table:table-cell office:value-type="float" office:value="51.95" calcext:value-type="float">
            <text:p>51.95</text:p>
          </table:table-cell>
          <table:table-cell table:formula="of:=([.D4]+[.B4])/2" office:value-type="float" office:value="-0.4" calcext:value-type="float">
            <text:p>-0.4</text:p>
          </table:table-cell>
          <table:table-cell table:formula="of:=([.C4]+[.E4])/2" office:value-type="float" office:value="39.725" calcext:value-type="float">
            <text:p>39.725</text:p>
          </table:table-cell>
          <table:table-cell table:formula="of:=([.F4]-[.$F$2])/100" office:value-type="float" office:value="-0.004" calcext:value-type="float">
            <text:p>-0.004</text:p>
          </table:table-cell>
          <table:table-cell table:formula="of:=-([.G4]-[.$G$2])/100" office:value-type="float" office:value="0.05525" calcext:value-type="float">
            <text:p>0.05525</text:p>
          </table:table-cell>
          <table:table-cell table:formula="of:=DEGREES(ATAN(([.D4]-[.B4])/([.E4]-[.C4])))" office:value-type="float" office:value="0" calcext:value-type="float">
            <text:p>0</text:p>
          </table:table-cell>
          <table:table-cell/>
          <table:table-cell table:formula="of:=[.C26]-[.H4]" office:value-type="float" office:value="-0.00166575176174133" calcext:value-type="float">
            <text:p>-0.0016657518</text:p>
          </table:table-cell>
          <table:table-cell table:formula="of:=ABS([.I4]-[.D26])" office:value-type="float" office:value="0.00387278146168409" calcext:value-type="float">
            <text:p>0.0038727815</text:p>
          </table:table-cell>
          <table:table-cell table:formula="of:=[.E26]-[.J4]" office:value-type="float" office:value="-0.111310382358835" calcext:value-type="float">
            <text:p>-0.1113103824</text:p>
          </table:table-cell>
          <table:table-cell table:number-columns-repeated="2"/>
          <table:table-cell table:formula="of:=SQRT(([.D4]-[.B4])^2+([.E4]-[.C4])^2)" office:value-type="float" office:value="24.45" calcext:value-type="float">
            <text:p>24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4" calcext:value-type="float">
            <text:p>-4.4</text:p>
          </table:table-cell>
          <table:table-cell office:value-type="float" office:value="33.7" calcext:value-type="float">
            <text:p>33.7</text:p>
          </table:table-cell>
          <table:table-cell office:value-type="float" office:value="-4.65" calcext:value-type="float">
            <text:p>-4.65</text:p>
          </table:table-cell>
          <table:table-cell office:value-type="float" office:value="58.3" calcext:value-type="float">
            <text:p>58.3</text:p>
          </table:table-cell>
          <table:table-cell table:formula="of:=([.D5]+[.B5])/2" office:value-type="float" office:value="-4.525" calcext:value-type="float">
            <text:p>-4.525</text:p>
          </table:table-cell>
          <table:table-cell table:formula="of:=([.C5]+[.E5])/2" office:value-type="float" office:value="46" calcext:value-type="float">
            <text:p>46</text:p>
          </table:table-cell>
          <table:table-cell table:formula="of:=([.F5]-[.$F$2])/100" office:value-type="float" office:value="-0.04525" calcext:value-type="float">
            <text:p>-0.04525</text:p>
          </table:table-cell>
          <table:table-cell table:formula="of:=-([.G5]-[.$G$2])/100" office:value-type="float" office:value="-0.0075" calcext:value-type="float">
            <text:p>-0.0075</text:p>
          </table:table-cell>
          <table:table-cell table:formula="of:=DEGREES(ATAN(([.D5]-[.B5])/([.E5]-[.C5])))" office:value-type="float" office:value="-0.582254137823022" calcext:value-type="float">
            <text:p>-0.5822541378</text:p>
          </table:table-cell>
          <table:table-cell/>
          <table:table-cell table:formula="of:=[.C27]-[.H5]" office:value-type="float" office:value="0.00362806722445862" calcext:value-type="float">
            <text:p>0.0036280672</text:p>
          </table:table-cell>
          <table:table-cell table:formula="of:=ABS([.I5]-[.D27])" office:value-type="float" office:value="0.00183059741769902" calcext:value-type="float">
            <text:p>0.0018305974</text:p>
          </table:table-cell>
          <table:table-cell table:formula="of:=[.E27]-[.J5]" office:value-type="float" office:value="-0.265918367404573" calcext:value-type="float">
            <text:p>-0.2659183674</text:p>
          </table:table-cell>
          <table:table-cell table:number-columns-repeated="2"/>
          <table:table-cell table:formula="of:=SQRT(([.D5]-[.B5])^2+([.E5]-[.C5])^2)" office:value-type="float" office:value="24.6012702924056" calcext:value-type="float">
            <text:p>24.6012702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6" calcext:value-type="float">
            <text:p>-3.6</text:p>
          </table:table-cell>
          <table:table-cell office:value-type="float" office:value="32.5" calcext:value-type="float">
            <text:p>32.5</text:p>
          </table:table-cell>
          <table:table-cell office:value-type="float" office:value="-3.45" calcext:value-type="float">
            <text:p>-3.45</text:p>
          </table:table-cell>
          <table:table-cell office:value-type="float" office:value="57.05" calcext:value-type="float">
            <text:p>57.05</text:p>
          </table:table-cell>
          <table:table-cell table:formula="of:=([.D6]+[.B6])/2" office:value-type="float" office:value="-3.525" calcext:value-type="float">
            <text:p>-3.525</text:p>
          </table:table-cell>
          <table:table-cell table:formula="of:=([.C6]+[.E6])/2" office:value-type="float" office:value="44.775" calcext:value-type="float">
            <text:p>44.775</text:p>
          </table:table-cell>
          <table:table-cell table:formula="of:=([.F6]-[.$F$2])/100" office:value-type="float" office:value="-0.03525" calcext:value-type="float">
            <text:p>-0.03525</text:p>
          </table:table-cell>
          <table:table-cell table:formula="of:=-([.G6]-[.$G$2])/100" office:value-type="float" office:value="0.00475000000000001" calcext:value-type="float">
            <text:p>0.00475</text:p>
          </table:table-cell>
          <table:table-cell table:formula="of:=DEGREES(ATAN(([.D6]-[.B6])/([.E6]-[.C6])))" office:value-type="float" office:value="0.350071689673413" calcext:value-type="float">
            <text:p>0.3500716897</text:p>
          </table:table-cell>
          <table:table-cell/>
          <table:table-cell table:formula="of:=[.C28]-[.H6]" office:value-type="float" office:value="0.00429890554129253" calcext:value-type="float">
            <text:p>0.0042989055</text:p>
          </table:table-cell>
          <table:table-cell table:formula="of:=ABS([.I6]-[.D28])" office:value-type="float" office:value="0.00125220111371991" calcext:value-type="float">
            <text:p>0.0012522011</text:p>
          </table:table-cell>
          <table:table-cell table:formula="of:=[.E28]-[.J6]" office:value-type="float" office:value="-0.262054251759424" calcext:value-type="float">
            <text:p>-0.2620542518</text:p>
          </table:table-cell>
          <table:table-cell table:number-columns-repeated="2"/>
          <table:table-cell table:formula="of:=SQRT(([.D6]-[.B6])^2+([.E6]-[.C6])^2)" office:value-type="float" office:value="24.5504582441958" calcext:value-type="float">
            <text:p>24.55045824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5" calcext:value-type="float">
            <text:p>1.85</text:p>
          </table:table-cell>
          <table:table-cell office:value-type="float" office:value="28.9" calcext:value-type="float">
            <text:p>28.9</text:p>
          </table:table-cell>
          <table:table-cell office:value-type="float" office:value="1.95" calcext:value-type="float">
            <text:p>1.95</text:p>
          </table:table-cell>
          <table:table-cell office:value-type="float" office:value="53.45" calcext:value-type="float">
            <text:p>53.45</text:p>
          </table:table-cell>
          <table:table-cell table:formula="of:=([.D7]+[.B7])/2" office:value-type="float" office:value="1.9" calcext:value-type="float">
            <text:p>1.9</text:p>
          </table:table-cell>
          <table:table-cell table:formula="of:=([.C7]+[.E7])/2" office:value-type="float" office:value="41.175" calcext:value-type="float">
            <text:p>41.175</text:p>
          </table:table-cell>
          <table:table-cell table:formula="of:=([.F7]-[.$F$2])/100" office:value-type="float" office:value="0.019" calcext:value-type="float">
            <text:p>0.019</text:p>
          </table:table-cell>
          <table:table-cell table:formula="of:=-([.G7]-[.$G$2])/100" office:value-type="float" office:value="0.04075" calcext:value-type="float">
            <text:p>0.04075</text:p>
          </table:table-cell>
          <table:table-cell table:formula="of:=DEGREES(ATAN(([.D7]-[.B7])/([.E7]-[.C7])))" office:value-type="float" office:value="0.233382739851905" calcext:value-type="float">
            <text:p>0.2333827399</text:p>
          </table:table-cell>
          <table:table-cell/>
          <table:table-cell table:formula="of:=[.C29]-[.H7]" office:value-type="float" office:value="0.00340145560169537" calcext:value-type="float">
            <text:p>0.0034014556</text:p>
          </table:table-cell>
          <table:table-cell table:formula="of:=ABS([.I7]-[.D29])" office:value-type="float" office:value="0.00110944846049051" calcext:value-type="float">
            <text:p>0.0011094485</text:p>
          </table:table-cell>
          <table:table-cell table:formula="of:=[.E29]-[.J7]" office:value-type="float" office:value="-0.473531368737751" calcext:value-type="float">
            <text:p>-0.4735313687</text:p>
          </table:table-cell>
          <table:table-cell table:number-columns-repeated="2"/>
          <table:table-cell table:formula="of:=SQRT(([.D7]-[.B7])^2+([.E7]-[.C7])^2)" office:value-type="float" office:value="24.550203665143" calcext:value-type="float">
            <text:p>24.55020366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2" calcext:value-type="float">
            <text:p>-0.2</text:p>
          </table:table-cell>
          <table:table-cell office:value-type="float" office:value="28.7" calcext:value-type="float">
            <text:p>28.7</text:p>
          </table:table-cell>
          <table:table-cell office:value-type="float" office:value="0.1" calcext:value-type="float">
            <text:p>0.1</text:p>
          </table:table-cell>
          <table:table-cell office:value-type="float" office:value="53.4" calcext:value-type="float">
            <text:p>53.4</text:p>
          </table:table-cell>
          <table:table-cell table:formula="of:=([.D8]+[.B8])/2" office:value-type="float" office:value="-0.05" calcext:value-type="float">
            <text:p>-0.05</text:p>
          </table:table-cell>
          <table:table-cell table:formula="of:=([.C8]+[.E8])/2" office:value-type="float" office:value="41.05" calcext:value-type="float">
            <text:p>41.05</text:p>
          </table:table-cell>
          <table:table-cell table:formula="of:=([.F8]-[.$F$2])/100" office:value-type="float" office:value="-0.0005" calcext:value-type="float">
            <text:p>-0.0005</text:p>
          </table:table-cell>
          <table:table-cell table:formula="of:=-([.G8]-[.$G$2])/100" office:value-type="float" office:value="0.042" calcext:value-type="float">
            <text:p>0.042</text:p>
          </table:table-cell>
          <table:table-cell table:formula="of:=DEGREES(ATAN(([.D8]-[.B8])/([.E8]-[.C8])))" office:value-type="float" office:value="0.695865939508794" calcext:value-type="float">
            <text:p>0.6958659395</text:p>
          </table:table-cell>
          <table:table-cell/>
          <table:table-cell table:formula="of:=[.C30]-[.H8]" office:value-type="float" office:value="-0.00150713241390105" calcext:value-type="float">
            <text:p>-0.0015071324</text:p>
          </table:table-cell>
          <table:table-cell table:formula="of:=ABS([.I8]-[.D30])" office:value-type="float" office:value="0.00340484187366052" calcext:value-type="float">
            <text:p>0.0034048419</text:p>
          </table:table-cell>
          <table:table-cell table:formula="of:=[.E30]-[.J8]" office:value-type="float" office:value="-0.485344254269134" calcext:value-type="float">
            <text:p>-0.4853442543</text:p>
          </table:table-cell>
          <table:table-cell table:number-columns-repeated="2"/>
          <table:table-cell table:formula="of:=SQRT(([.D8]-[.B8])^2+([.E8]-[.C8])^2)" office:value-type="float" office:value="24.7018217951632" calcext:value-type="float">
            <text:p>24.70182179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.2" calcext:value-type="float">
            <text:p>-6.2</text:p>
          </table:table-cell>
          <table:table-cell office:value-type="float" office:value="26.1" calcext:value-type="float">
            <text:p>26.1</text:p>
          </table:table-cell>
          <table:table-cell office:value-type="float" office:value="-6" calcext:value-type="float">
            <text:p>-6</text:p>
          </table:table-cell>
          <table:table-cell office:value-type="float" office:value="50.55" calcext:value-type="float">
            <text:p>50.55</text:p>
          </table:table-cell>
          <table:table-cell table:formula="of:=([.D9]+[.B9])/2" office:value-type="float" office:value="-6.1" calcext:value-type="float">
            <text:p>-6.1</text:p>
          </table:table-cell>
          <table:table-cell table:formula="of:=([.C9]+[.E9])/2" office:value-type="float" office:value="38.325" calcext:value-type="float">
            <text:p>38.325</text:p>
          </table:table-cell>
          <table:table-cell table:formula="of:=([.F9]-[.$F$2])/100" office:value-type="float" office:value="-0.061" calcext:value-type="float">
            <text:p>-0.061</text:p>
          </table:table-cell>
          <table:table-cell table:formula="of:=-([.G9]-[.$G$2])/100" office:value-type="float" office:value="0.06925" calcext:value-type="float">
            <text:p>0.06925</text:p>
          </table:table-cell>
          <table:table-cell table:formula="of:=DEGREES(ATAN(([.D9]-[.B9])/([.E9]-[.C9])))" office:value-type="float" office:value="0.468666680118267" calcext:value-type="float">
            <text:p>0.4686666801</text:p>
          </table:table-cell>
          <table:table-cell/>
          <table:table-cell table:formula="of:=[.C31]-[.H9]" office:value-type="float" office:value="-0.00397063121130609" calcext:value-type="float">
            <text:p>-0.0039706312</text:p>
          </table:table-cell>
          <table:table-cell table:formula="of:=ABS([.I9]-[.D31])" office:value-type="float" office:value="0.00638198007479811" calcext:value-type="float">
            <text:p>0.0063819801</text:p>
          </table:table-cell>
          <table:table-cell table:formula="of:=[.E31]-[.J9]" office:value-type="float" office:value="-0.33776479281689" calcext:value-type="float">
            <text:p>-0.3377647928</text:p>
          </table:table-cell>
          <table:table-cell table:number-columns-repeated="2"/>
          <table:table-cell table:formula="of:=SQRT(([.D9]-[.B9])^2+([.E9]-[.C9])^2)" office:value-type="float" office:value="24.4508179822271" calcext:value-type="float">
            <text:p>24.4508179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.4" calcext:value-type="float">
            <text:p>-4.4</text:p>
          </table:table-cell>
          <table:table-cell office:value-type="float" office:value="32.25" calcext:value-type="float">
            <text:p>32.25</text:p>
          </table:table-cell>
          <table:table-cell office:value-type="float" office:value="-4.48" calcext:value-type="float">
            <text:p>-4.48</text:p>
          </table:table-cell>
          <table:table-cell office:value-type="float" office:value="56.7" calcext:value-type="float">
            <text:p>56.7</text:p>
          </table:table-cell>
          <table:table-cell table:formula="of:=([.D10]+[.B10])/2" office:value-type="float" office:value="-4.44" calcext:value-type="float">
            <text:p>-4.44</text:p>
          </table:table-cell>
          <table:table-cell table:formula="of:=([.C10]+[.E10])/2" office:value-type="float" office:value="44.475" calcext:value-type="float">
            <text:p>44.475</text:p>
          </table:table-cell>
          <table:table-cell table:formula="of:=([.F10]-[.$F$2])/100" office:value-type="float" office:value="-0.0444" calcext:value-type="float">
            <text:p>-0.0444</text:p>
          </table:table-cell>
          <table:table-cell table:formula="of:=-([.G10]-[.$G$2])/100" office:value-type="float" office:value="0.00774999999999999" calcext:value-type="float">
            <text:p>0.00775</text:p>
          </table:table-cell>
          <table:table-cell table:formula="of:=DEGREES(ATAN(([.D10]-[.B10])/([.E10]-[.C10])))" office:value-type="float" office:value="-0.187470184203542" calcext:value-type="float">
            <text:p>-0.1874701842</text:p>
          </table:table-cell>
          <table:table-cell/>
          <table:table-cell table:formula="of:=[.C32]-[.H10]" office:value-type="float" office:value="-0.00180029348930466" calcext:value-type="float">
            <text:p>-0.0018002935</text:p>
          </table:table-cell>
          <table:table-cell table:formula="of:=ABS([.I10]-[.D32])" office:value-type="float" office:value="0.00120580252179831" calcext:value-type="float">
            <text:p>0.0012058025</text:p>
          </table:table-cell>
          <table:table-cell table:formula="of:=[.E32]-[.J10]" office:value-type="float" office:value="-0.501486592512707" calcext:value-type="float">
            <text:p>-0.5014865925</text:p>
          </table:table-cell>
          <table:table-cell table:number-columns-repeated="2"/>
          <table:table-cell table:formula="of:=SQRT(([.D10]-[.B10])^2+([.E10]-[.C10])^2)" office:value-type="float" office:value="24.4501308789953" calcext:value-type="float">
            <text:p>24.4501308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.9" calcext:value-type="float">
            <text:p>27.9</text:p>
          </table:table-cell>
          <table:table-cell office:value-type="float" office:value="2.72" calcext:value-type="float">
            <text:p>2.72</text:p>
          </table:table-cell>
          <table:table-cell office:value-type="float" office:value="52.4" calcext:value-type="float">
            <text:p>52.4</text:p>
          </table:table-cell>
          <table:table-cell table:formula="of:=([.D11]+[.B11])/2" office:value-type="float" office:value="2.86" calcext:value-type="float">
            <text:p>2.86</text:p>
          </table:table-cell>
          <table:table-cell table:formula="of:=([.C11]+[.E11])/2" office:value-type="float" office:value="40.15" calcext:value-type="float">
            <text:p>40.15</text:p>
          </table:table-cell>
          <table:table-cell table:formula="of:=([.F11]-[.$F$2])/100" office:value-type="float" office:value="0.0286" calcext:value-type="float">
            <text:p>0.0286</text:p>
          </table:table-cell>
          <table:table-cell table:formula="of:=-([.G11]-[.$G$2])/100" office:value-type="float" office:value="0.051" calcext:value-type="float">
            <text:p>0.051</text:p>
          </table:table-cell>
          <table:table-cell table:formula="of:=DEGREES(ATAN(([.D11]-[.B11])/([.E11]-[.C11])))" office:value-type="float" office:value="-0.654780402267701" calcext:value-type="float">
            <text:p>-0.6547804023</text:p>
          </table:table-cell>
          <table:table-cell/>
          <table:table-cell table:formula="of:=[.C33]-[.H11]" office:value-type="float" office:value="0.00337672613667812" calcext:value-type="float">
            <text:p>0.0033767261</text:p>
          </table:table-cell>
          <table:table-cell table:formula="of:=ABS([.I11]-[.D33])" office:value-type="float" office:value="0.0231682252913411" calcext:value-type="float">
            <text:p>0.0231682253</text:p>
          </table:table-cell>
          <table:table-cell table:formula="of:=[.E33]-[.J11]" office:value-type="float" office:value="-0.349327600462063" calcext:value-type="float">
            <text:p>-0.3493276005</text:p>
          </table:table-cell>
          <table:table-cell table:number-columns-repeated="2"/>
          <table:table-cell table:formula="of:=SQRT(([.D11]-[.B11])^2+([.E11]-[.C11])^2)" office:value-type="float" office:value="24.5015999477585" calcext:value-type="float">
            <text:p>24.50159994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.2" calcext:value-type="float">
            <text:p>-3.2</text:p>
          </table:table-cell>
          <table:table-cell office:value-type="float" office:value="24.55" calcext:value-type="float">
            <text:p>24.55</text:p>
          </table:table-cell>
          <table:table-cell office:value-type="float" office:value="-3.35" calcext:value-type="float">
            <text:p>-3.35</text:p>
          </table:table-cell>
          <table:table-cell office:value-type="float" office:value="48.9" calcext:value-type="float">
            <text:p>48.9</text:p>
          </table:table-cell>
          <table:table-cell table:formula="of:=([.D12]+[.B12])/2" office:value-type="float" office:value="-3.275" calcext:value-type="float">
            <text:p>-3.275</text:p>
          </table:table-cell>
          <table:table-cell table:formula="of:=([.C12]+[.E12])/2" office:value-type="float" office:value="36.725" calcext:value-type="float">
            <text:p>36.725</text:p>
          </table:table-cell>
          <table:table-cell table:formula="of:=([.F12]-[.$F$2])/100" office:value-type="float" office:value="-0.03275" calcext:value-type="float">
            <text:p>-0.03275</text:p>
          </table:table-cell>
          <table:table-cell table:formula="of:=-([.G12]-[.$G$2])/100" office:value-type="float" office:value="0.08525" calcext:value-type="float">
            <text:p>0.08525</text:p>
          </table:table-cell>
          <table:table-cell table:formula="of:=DEGREES(ATAN(([.D12]-[.B12])/([.E12]-[.C12])))" office:value-type="float" office:value="-0.352946949384109" calcext:value-type="float">
            <text:p>-0.3529469494</text:p>
          </table:table-cell>
          <table:table-cell/>
          <table:table-cell table:formula="of:=[.C34]-[.H12]" office:value-type="float" office:value="-0.00322719188817727" calcext:value-type="float">
            <text:p>-0.0032271919</text:p>
          </table:table-cell>
          <table:table-cell table:formula="of:=ABS([.I12]-[.D34])" office:value-type="float" office:value="0.00614413952153442" calcext:value-type="float">
            <text:p>0.0061441395</text:p>
          </table:table-cell>
          <table:table-cell table:formula="of:=[.E34]-[.J12]" office:value-type="float" office:value="-0.433676967407254" calcext:value-type="float">
            <text:p>-0.4336769674</text:p>
          </table:table-cell>
          <table:table-cell table:number-columns-repeated="2"/>
          <table:table-cell table:formula="of:=SQRT(([.D12]-[.B12])^2+([.E12]-[.C12])^2)" office:value-type="float" office:value="24.3504620079373" calcext:value-type="float">
            <text:p>24.35046200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 office:value-type="float" office:value="24.6" calcext:value-type="float">
            <text:p>24.6</text:p>
          </table:table-cell>
          <table:table-cell office:value-type="float" office:value="2.2" calcext:value-type="float">
            <text:p>2.2</text:p>
          </table:table-cell>
          <table:table-cell office:value-type="float" office:value="49.15" calcext:value-type="float">
            <text:p>49.15</text:p>
          </table:table-cell>
          <table:table-cell table:formula="of:=([.D13]+[.B13])/2" office:value-type="float" office:value="2.05" calcext:value-type="float">
            <text:p>2.05</text:p>
          </table:table-cell>
          <table:table-cell table:formula="of:=([.C13]+[.E13])/2" office:value-type="float" office:value="36.875" calcext:value-type="float">
            <text:p>36.875</text:p>
          </table:table-cell>
          <table:table-cell table:formula="of:=([.F13]-[.$F$2])/100" office:value-type="float" office:value="0.0205" calcext:value-type="float">
            <text:p>0.0205</text:p>
          </table:table-cell>
          <table:table-cell table:formula="of:=-([.G13]-[.$G$2])/100" office:value-type="float" office:value="0.08375" calcext:value-type="float">
            <text:p>0.08375</text:p>
          </table:table-cell>
          <table:table-cell table:formula="of:=DEGREES(ATAN(([.D13]-[.B13])/([.E13]-[.C13])))" office:value-type="float" office:value="0.700117244300183" calcext:value-type="float">
            <text:p>0.7001172443</text:p>
          </table:table-cell>
          <table:table-cell/>
          <table:table-cell table:formula="of:=[.C35]-[.H13]" office:value-type="float" office:value="-0.00258269685231641" calcext:value-type="float">
            <text:p>-0.0025826969</text:p>
          </table:table-cell>
          <table:table-cell table:formula="of:=ABS([.I13]-[.D35])" office:value-type="float" office:value="0.00587874106823506" calcext:value-type="float">
            <text:p>0.0058787411</text:p>
          </table:table-cell>
          <table:table-cell table:formula="of:=[.E35]-[.J13]" office:value-type="float" office:value="-0.429882419858102" calcext:value-type="float">
            <text:p>-0.4298824199</text:p>
          </table:table-cell>
          <table:table-cell table:number-columns-repeated="2"/>
          <table:table-cell table:formula="of:=SQRT(([.D13]-[.B13])^2+([.E13]-[.C13])^2)" office:value-type="float" office:value="24.5518329254661" calcext:value-type="float">
            <text:p>24.55183292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.2" calcext:value-type="float">
            <text:p>-3.2</text:p>
          </table:table-cell>
          <table:table-cell office:value-type="float" office:value="33.7" calcext:value-type="float">
            <text:p>33.7</text:p>
          </table:table-cell>
          <table:table-cell office:value-type="float" office:value="-3.2" calcext:value-type="float">
            <text:p>-3.2</text:p>
          </table:table-cell>
          <table:table-cell office:value-type="float" office:value="58.3" calcext:value-type="float">
            <text:p>58.3</text:p>
          </table:table-cell>
          <table:table-cell table:formula="of:=([.D14]+[.B14])/2" office:value-type="float" office:value="-3.2" calcext:value-type="float">
            <text:p>-3.2</text:p>
          </table:table-cell>
          <table:table-cell table:formula="of:=([.C14]+[.E14])/2" office:value-type="float" office:value="46" calcext:value-type="float">
            <text:p>46</text:p>
          </table:table-cell>
          <table:table-cell table:formula="of:=([.F14]-[.$F$2])/100" office:value-type="float" office:value="-0.032" calcext:value-type="float">
            <text:p>-0.032</text:p>
          </table:table-cell>
          <table:table-cell table:formula="of:=-([.G14]-[.$G$2])/100" office:value-type="float" office:value="-0.0075" calcext:value-type="float">
            <text:p>-0.0075</text:p>
          </table:table-cell>
          <table:table-cell table:formula="of:=DEGREES(ATAN(([.D14]-[.B14])/([.E14]-[.C14])))" office:value-type="float" office:value="0" calcext:value-type="float">
            <text:p>0</text:p>
          </table:table-cell>
          <table:table-cell/>
          <table:table-cell table:formula="of:=[.C36]-[.H14]" office:value-type="float" office:value="0.00520242508124366" calcext:value-type="float">
            <text:p>0.0052024251</text:p>
          </table:table-cell>
          <table:table-cell table:formula="of:=ABS([.I14]-[.D36])" office:value-type="float" office:value="0.00141984262786348" calcext:value-type="float">
            <text:p>0.0014198426</text:p>
          </table:table-cell>
          <table:table-cell table:formula="of:=[.E36]-[.J14]" office:value-type="float" office:value="-0.637986927465447" calcext:value-type="float">
            <text:p>-0.6379869275</text:p>
          </table:table-cell>
          <table:table-cell table:number-columns-repeated="2"/>
          <table:table-cell table:formula="of:=SQRT(([.D14]-[.B14])^2+([.E14]-[.C14])^2)"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office:value-type="float" office:value="26.73" calcext:value-type="float">
            <text:p>26.73</text:p>
          </table:table-cell>
          <table:table-cell office:value-type="float" office:value="3.3" calcext:value-type="float">
            <text:p>3.3</text:p>
          </table:table-cell>
          <table:table-cell office:value-type="float" office:value="51.2" calcext:value-type="float">
            <text:p>51.2</text:p>
          </table:table-cell>
          <table:table-cell table:formula="of:=([.D15]+[.B15])/2" office:value-type="float" office:value="3.25" calcext:value-type="float">
            <text:p>3.25</text:p>
          </table:table-cell>
          <table:table-cell table:formula="of:=([.C15]+[.E15])/2" office:value-type="float" office:value="38.965" calcext:value-type="float">
            <text:p>38.965</text:p>
          </table:table-cell>
          <table:table-cell table:formula="of:=([.F15]-[.$F$2])/100" office:value-type="float" office:value="0.0325" calcext:value-type="float">
            <text:p>0.0325</text:p>
          </table:table-cell>
          <table:table-cell table:formula="of:=-([.G15]-[.$G$2])/100" office:value-type="float" office:value="0.06285" calcext:value-type="float">
            <text:p>0.06285</text:p>
          </table:table-cell>
          <table:table-cell table:formula="of:=DEGREES(ATAN(([.D15]-[.B15])/([.E15]-[.C15])))" office:value-type="float" office:value="0.234145731746312" calcext:value-type="float">
            <text:p>0.2341457317</text:p>
          </table:table-cell>
          <table:table-cell/>
          <table:table-cell table:formula="of:=[.C37]-[.H15]" office:value-type="float" office:value="0.0017294817629476" calcext:value-type="float">
            <text:p>0.0017294818</text:p>
          </table:table-cell>
          <table:table-cell table:formula="of:=ABS([.I15]-[.D37])" office:value-type="float" office:value="0.0256871618235514" calcext:value-type="float">
            <text:p>0.0256871618</text:p>
          </table:table-cell>
          <table:table-cell table:formula="of:=[.E37]-[.J15]" office:value-type="float" office:value="-0.162247143122377" calcext:value-type="float">
            <text:p>-0.1622471431</text:p>
          </table:table-cell>
          <table:table-cell table:number-columns-repeated="2"/>
          <table:table-cell table:formula="of:=SQRT(([.D15]-[.B15])^2+([.E15]-[.C15])^2)" office:value-type="float" office:value="24.4702043309818" calcext:value-type="float">
            <text:p>24.4702043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2" calcext:value-type="float">
            <text:p>-0.2</text:p>
          </table:table-cell>
          <table:table-cell office:value-type="float" office:value="29.8" calcext:value-type="float">
            <text:p>29.8</text:p>
          </table:table-cell>
          <table:table-cell office:value-type="float" office:value="0.2" calcext:value-type="float">
            <text:p>0.2</text:p>
          </table:table-cell>
          <table:table-cell office:value-type="float" office:value="54.4" calcext:value-type="float">
            <text:p>54.4</text:p>
          </table:table-cell>
          <table:table-cell table:formula="of:=([.D16]+[.B16])/2" office:value-type="float" office:value="0" calcext:value-type="float">
            <text:p>0</text:p>
          </table:table-cell>
          <table:table-cell table:formula="of:=([.C16]+[.E16])/2" office:value-type="float" office:value="42.1" calcext:value-type="float">
            <text:p>42.1</text:p>
          </table:table-cell>
          <table:table-cell table:formula="of:=([.F16]-[.$F$2])/100" office:value-type="float" office:value="0" calcext:value-type="float">
            <text:p>0</text:p>
          </table:table-cell>
          <table:table-cell table:formula="of:=-([.G16]-[.$G$2])/100" office:value-type="float" office:value="0.0315" calcext:value-type="float">
            <text:p>0.0315</text:p>
          </table:table-cell>
          <table:table-cell table:formula="of:=DEGREES(ATAN(([.D16]-[.B16])/([.E16]-[.C16])))" office:value-type="float" office:value="0.931556598077485" calcext:value-type="float">
            <text:p>0.9315565981</text:p>
          </table:table-cell>
          <table:table-cell/>
          <table:table-cell table:formula="of:=[.C38]-[.H16]" office:value-type="float" office:value="0.00511302603010755" calcext:value-type="float">
            <text:p>0.005113026</text:p>
          </table:table-cell>
          <table:table-cell table:formula="of:=ABS([.I16]-[.D38])" office:value-type="float" office:value="0.00258737556669932" calcext:value-type="float">
            <text:p>0.0025873756</text:p>
          </table:table-cell>
          <table:table-cell table:formula="of:=[.E38]-[.J16]" office:value-type="float" office:value="-0.566479587897586" calcext:value-type="float">
            <text:p>-0.5664795879</text:p>
          </table:table-cell>
          <table:table-cell table:number-columns-repeated="2"/>
          <table:table-cell table:formula="of:=SQRT(([.D16]-[.B16])^2+([.E16]-[.C16])^2)" office:value-type="float" office:value="24.6032518175952" calcext:value-type="float">
            <text:p>24.60325181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45" calcext:value-type="float">
            <text:p>2.45</text:p>
          </table:table-cell>
          <table:table-cell office:value-type="float" office:value="36.1" calcext:value-type="float">
            <text:p>36.1</text:p>
          </table:table-cell>
          <table:table-cell office:value-type="float" office:value="2.7" calcext:value-type="float">
            <text:p>2.7</text:p>
          </table:table-cell>
          <table:table-cell office:value-type="float" office:value="60.55" calcext:value-type="float">
            <text:p>60.55</text:p>
          </table:table-cell>
          <table:table-cell table:formula="of:=([.D17]+[.B17])/2" office:value-type="float" office:value="2.575" calcext:value-type="float">
            <text:p>2.575</text:p>
          </table:table-cell>
          <table:table-cell table:formula="of:=([.C17]+[.E17])/2" office:value-type="float" office:value="48.325" calcext:value-type="float">
            <text:p>48.325</text:p>
          </table:table-cell>
          <table:table-cell table:formula="of:=([.F17]-[.$F$2])/100" office:value-type="float" office:value="0.02575" calcext:value-type="float">
            <text:p>0.02575</text:p>
          </table:table-cell>
          <table:table-cell table:formula="of:=-([.G17]-[.$G$2])/100" office:value-type="float" office:value="-0.03075" calcext:value-type="float">
            <text:p>-0.03075</text:p>
          </table:table-cell>
          <table:table-cell table:formula="of:=DEGREES(ATAN(([.D17]-[.B17])/([.E17]-[.C17])))" office:value-type="float" office:value="0.58582600090433" calcext:value-type="float">
            <text:p>0.5858260009</text:p>
          </table:table-cell>
          <table:table-cell/>
          <table:table-cell table:formula="of:=[.C39]-[.H17]" office:value-type="float" office:value="0.00122843178837012" calcext:value-type="float">
            <text:p>0.0012284318</text:p>
          </table:table-cell>
          <table:table-cell table:formula="of:=ABS([.I17]-[.D39])" office:value-type="float" office:value="0.00124181219282323" calcext:value-type="float">
            <text:p>0.0012418122</text:p>
          </table:table-cell>
          <table:table-cell table:formula="of:=[.E39]-[.J17]" office:value-type="float" office:value="-0.527826980720664" calcext:value-type="float">
            <text:p>-0.5278269807</text:p>
          </table:table-cell>
          <table:table-cell table:number-columns-repeated="2"/>
          <table:table-cell table:formula="of:=SQRT(([.D17]-[.B17])^2+([.E17]-[.C17])^2)" office:value-type="float" office:value="24.4512780852045" calcext:value-type="float">
            <text:p>24.45127808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15" calcext:value-type="float">
            <text:p>-3.15</text:p>
          </table:table-cell>
          <table:table-cell office:value-type="float" office:value="28.9" calcext:value-type="float">
            <text:p>28.9</text:p>
          </table:table-cell>
          <table:table-cell office:value-type="float" office:value="-2.8" calcext:value-type="float">
            <text:p>-2.8</text:p>
          </table:table-cell>
          <table:table-cell office:value-type="float" office:value="52.4" calcext:value-type="float">
            <text:p>52.4</text:p>
          </table:table-cell>
          <table:table-cell table:formula="of:=([.D18]+[.B18])/2" office:value-type="float" office:value="-2.975" calcext:value-type="float">
            <text:p>-2.975</text:p>
          </table:table-cell>
          <table:table-cell table:formula="of:=([.C18]+[.E18])/2" office:value-type="float" office:value="40.65" calcext:value-type="float">
            <text:p>40.65</text:p>
          </table:table-cell>
          <table:table-cell table:formula="of:=([.F18]-[.$F$2])/100" office:value-type="float" office:value="-0.02975" calcext:value-type="float">
            <text:p>-0.02975</text:p>
          </table:table-cell>
          <table:table-cell table:formula="of:=-([.G18]-[.$G$2])/100" office:value-type="float" office:value="0.046" calcext:value-type="float">
            <text:p>0.046</text:p>
          </table:table-cell>
          <table:table-cell table:formula="of:=DEGREES(ATAN(([.D18]-[.B18])/([.E18]-[.C18])))" office:value-type="float" office:value="0.853278309385629" calcext:value-type="float">
            <text:p>0.8532783094</text:p>
          </table:table-cell>
          <table:table-cell/>
          <table:table-cell table:formula="of:=[.C40]-[.H18]" office:value-type="float" office:value="0.00375597339414751" calcext:value-type="float">
            <text:p>0.0037559734</text:p>
          </table:table-cell>
          <table:table-cell table:formula="of:=ABS([.I18]-[.D40])" office:value-type="float" office:value="0.00796089830711796" calcext:value-type="float">
            <text:p>0.0079608983</text:p>
          </table:table-cell>
          <table:table-cell table:formula="of:=[.E40]-[.J18]" office:value-type="float" office:value="-0.488025493333563" calcext:value-type="float">
            <text:p>-0.4880254933</text:p>
          </table:table-cell>
          <table:table-cell table:number-columns-repeated="2"/>
          <table:table-cell table:formula="of:=SQRT(([.D18]-[.B18])^2+([.E18]-[.C18])^2)" office:value-type="float" office:value="23.5026062384579" calcext:value-type="float">
            <text:p>23.50260623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9" calcext:value-type="float">
            <text:p>1.49</text:p>
          </table:table-cell>
          <table:table-cell office:value-type="float" office:value="23.35" calcext:value-type="float">
            <text:p>23.35</text:p>
          </table:table-cell>
          <table:table-cell office:value-type="float" office:value="1.7" calcext:value-type="float">
            <text:p>1.7</text:p>
          </table:table-cell>
          <table:table-cell office:value-type="float" office:value="47.9" calcext:value-type="float">
            <text:p>47.9</text:p>
          </table:table-cell>
          <table:table-cell table:formula="of:=([.D19]+[.B19])/2" office:value-type="float" office:value="1.595" calcext:value-type="float">
            <text:p>1.595</text:p>
          </table:table-cell>
          <table:table-cell table:formula="of:=([.C19]+[.E19])/2" office:value-type="float" office:value="35.625" calcext:value-type="float">
            <text:p>35.625</text:p>
          </table:table-cell>
          <table:table-cell table:formula="of:=([.F19]-[.$F$2])/100" office:value-type="float" office:value="0.01595" calcext:value-type="float">
            <text:p>0.01595</text:p>
          </table:table-cell>
          <table:table-cell table:formula="of:=-([.G19]-[.$G$2])/100" office:value-type="float" office:value="0.09625" calcext:value-type="float">
            <text:p>0.09625</text:p>
          </table:table-cell>
          <table:table-cell table:formula="of:=DEGREES(ATAN(([.D19]-[.B19])/([.E19]-[.C19])))" office:value-type="float" office:value="0.490094511024845" calcext:value-type="float">
            <text:p>0.490094511</text:p>
          </table:table-cell>
          <table:table-cell/>
          <table:table-cell table:formula="of:=[.C41]-[.H19]" office:value-type="float" office:value="-0.00352604327985682" calcext:value-type="float">
            <text:p>-0.0035260433</text:p>
          </table:table-cell>
          <table:table-cell table:formula="of:=ABS([.I19]-[.D41])" office:value-type="float" office:value="0.00670976514512184" calcext:value-type="float">
            <text:p>0.0067097651</text:p>
          </table:table-cell>
          <table:table-cell table:formula="of:=[.E41]-[.J19]" office:value-type="float" office:value="-0.254020871412192" calcext:value-type="float">
            <text:p>-0.2540208714</text:p>
          </table:table-cell>
          <table:table-cell table:number-columns-repeated="2"/>
          <table:table-cell table:formula="of:=SQRT(([.D19]-[.B19])^2+([.E19]-[.C19])^2)" office:value-type="float" office:value="24.5508981505769" calcext:value-type="float">
            <text:p>24.55089815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5" calcext:value-type="float">
            <text:p>1.45</text:p>
          </table:table-cell>
          <table:table-cell office:value-type="float" office:value="29.15" calcext:value-type="float">
            <text:p>29.15</text:p>
          </table:table-cell>
          <table:table-cell office:value-type="float" office:value="1.65" calcext:value-type="float">
            <text:p>1.65</text:p>
          </table:table-cell>
          <table:table-cell office:value-type="float" office:value="53.55" calcext:value-type="float">
            <text:p>53.55</text:p>
          </table:table-cell>
          <table:table-cell table:formula="of:=([.D20]+[.B20])/2" office:value-type="float" office:value="1.55" calcext:value-type="float">
            <text:p>1.55</text:p>
          </table:table-cell>
          <table:table-cell table:formula="of:=([.C20]+[.E20])/2" office:value-type="float" office:value="41.35" calcext:value-type="float">
            <text:p>41.35</text:p>
          </table:table-cell>
          <table:table-cell table:formula="of:=([.F20]-[.$F$2])/100" office:value-type="float" office:value="0.0155" calcext:value-type="float">
            <text:p>0.0155</text:p>
          </table:table-cell>
          <table:table-cell table:formula="of:=-([.G20]-[.$G$2])/100" office:value-type="float" office:value="0.0390000000000001" calcext:value-type="float">
            <text:p>0.039</text:p>
          </table:table-cell>
          <table:table-cell table:formula="of:=DEGREES(ATAN(([.D20]-[.B20])/([.E20]-[.C20])))" office:value-type="float" office:value="0.469627019689647" calcext:value-type="float">
            <text:p>0.4696270197</text:p>
          </table:table-cell>
          <table:table-cell/>
          <table:table-cell table:formula="of:=[.C42]-[.H20]" office:value-type="float" office:value="-0.00225570473194085" calcext:value-type="float">
            <text:p>-0.0022557047</text:p>
          </table:table-cell>
          <table:table-cell table:formula="of:=ABS([.I20]-[.D42])" office:value-type="float" office:value="0.0040639886924513" calcext:value-type="float">
            <text:p>0.0040639887</text:p>
          </table:table-cell>
          <table:table-cell table:formula="of:=[.E42]-[.J20]" office:value-type="float" office:value="-0.29477040725995" calcext:value-type="float">
            <text:p>-0.2947704073</text:p>
          </table:table-cell>
          <table:table-cell table:number-columns-repeated="2"/>
          <table:table-cell table:formula="of:=SQRT(([.D20]-[.B20])^2+([.E20]-[.C20])^2)" office:value-type="float" office:value="24.4008196583639" calcext:value-type="float">
            <text:p>24.40081965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23.8" calcext:value-type="float">
            <text:p>23.8</text:p>
          </table:table-cell>
          <table:table-cell office:value-type="float" office:value="0.79" calcext:value-type="float">
            <text:p>0.79</text:p>
          </table:table-cell>
          <table:table-cell office:value-type="float" office:value="48.2" calcext:value-type="float">
            <text:p>48.2</text:p>
          </table:table-cell>
          <table:table-cell table:formula="of:=([.D21]+[.B21])/2" office:value-type="float" office:value="0.77" calcext:value-type="float">
            <text:p>0.77</text:p>
          </table:table-cell>
          <table:table-cell table:formula="of:=([.C21]+[.E21])/2" office:value-type="float" office:value="36" calcext:value-type="float">
            <text:p>36</text:p>
          </table:table-cell>
          <table:table-cell table:formula="of:=([.F21]-[.$F$2])/100" office:value-type="float" office:value="0.0077" calcext:value-type="float">
            <text:p>0.0077</text:p>
          </table:table-cell>
          <table:table-cell table:formula="of:=-([.G21]-[.$G$2])/100" office:value-type="float" office:value="0.0925" calcext:value-type="float">
            <text:p>0.0925</text:p>
          </table:table-cell>
          <table:table-cell table:formula="of:=DEGREES(ATAN(([.D21]-[.B21])/([.E21]-[.C21])))" office:value-type="float" office:value="0.093927423256817" calcext:value-type="float">
            <text:p>0.0939274233</text:p>
          </table:table-cell>
          <table:table-cell/>
          <table:table-cell table:formula="of:=[.C43]-[.H21]" office:value-type="float" office:value="-0.00311747961876048" calcext:value-type="float">
            <text:p>-0.0031174796</text:p>
          </table:table-cell>
          <table:table-cell table:formula="of:=ABS([.I21]-[.D43])" office:value-type="float" office:value="0.00658102405334013" calcext:value-type="float">
            <text:p>0.0065810241</text:p>
          </table:table-cell>
          <table:table-cell table:formula="of:=[.E43]-[.J21]" office:value-type="float" office:value="-0.452993076729647" calcext:value-type="float">
            <text:p>-0.4529930767</text:p>
          </table:table-cell>
          <table:table-cell table:number-columns-repeated="2"/>
          <table:table-cell table:formula="of:=SQRT(([.D21]-[.B21])^2+([.E21]-[.C21])^2)" office:value-type="float" office:value="24.4000327868632" calcext:value-type="float">
            <text:p>24.40003278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28.2" calcext:value-type="float">
            <text:p>28.2</text:p>
          </table:table-cell>
          <table:table-cell office:value-type="float" office:value="0.45" calcext:value-type="float">
            <text:p>0.45</text:p>
          </table:table-cell>
          <table:table-cell office:value-type="float" office:value="52.6" calcext:value-type="float">
            <text:p>52.6</text:p>
          </table:table-cell>
          <table:table-cell table:formula="of:=([.D22]+[.B22])/2" office:value-type="float" office:value="0.375" calcext:value-type="float">
            <text:p>0.375</text:p>
          </table:table-cell>
          <table:table-cell table:formula="of:=([.C22]+[.E22])/2" office:value-type="float" office:value="40.4" calcext:value-type="float">
            <text:p>40.4</text:p>
          </table:table-cell>
          <table:table-cell table:formula="of:=([.F22]-[.$F$2])/100" office:value-type="float" office:value="0.00375" calcext:value-type="float">
            <text:p>0.00375</text:p>
          </table:table-cell>
          <table:table-cell table:formula="of:=-([.G22]-[.$G$2])/100" office:value-type="float" office:value="0.0485" calcext:value-type="float">
            <text:p>0.0485</text:p>
          </table:table-cell>
          <table:table-cell table:formula="of:=DEGREES(ATAN(([.D22]-[.B22])/([.E22]-[.C22])))" office:value-type="float" office:value="0.352223715678977" calcext:value-type="float">
            <text:p>0.3522237157</text:p>
          </table:table-cell>
          <table:table-cell/>
          <table:table-cell table:formula="of:=[.C44]-[.H22]" office:value-type="float" office:value="0.000409627292867897" calcext:value-type="float">
            <text:p>0.0004096273</text:p>
          </table:table-cell>
          <table:table-cell table:formula="of:=ABS([.I22]-[.D44])" office:value-type="float" office:value="0.00356915427021612" calcext:value-type="float">
            <text:p>0.0035691543</text:p>
          </table:table-cell>
          <table:table-cell table:formula="of:=[.E44]-[.J22]" office:value-type="float" office:value="-0.408496225082512" calcext:value-type="float">
            <text:p>-0.4084962251</text:p>
          </table:table-cell>
          <table:table-cell table:number-columns-repeated="2"/>
          <table:table-cell table:formula="of:=SQRT(([.D22]-[.B22])^2+([.E22]-[.C22])^2)" office:value-type="float" office:value="24.4004610612177" calcext:value-type="float">
            <text:p>24.400461061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oint_number</text:p>
          </table:table-cell>
          <table:table-cell office:value-type="string" calcext:value-type="string">
            <text:p>point_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formula="of:=AVERAGE([.H3:.H22])" office:value-type="float" office:value="-0.00677" calcext:value-type="float">
            <text:p>-0.00677</text:p>
          </table:table-cell>
          <table:table-cell table:formula="of:=AVERAGE([.I3:.I22])" office:value-type="float" office:value="0.04233" calcext:value-type="float">
            <text:p>0.04233</text:p>
          </table:table-cell>
          <table:table-cell table:formula="of:=AVERAGE([.J3:.J22])" office:value-type="float" office:value="0.263298122512171" calcext:value-type="float">
            <text:p>0.2632981225</text:p>
          </table:table-cell>
          <table:table-cell table:style-name="ce1" office:value-type="string" calcext:value-type="string">
            <text:p>avg</text:p>
          </table:table-cell>
          <table:table-cell table:formula="of:=AVERAGE([.L3:.L22])" office:value-type="float" office:value="0.000504480385953134" calcext:value-type="float">
            <text:p>0.0005044804</text:p>
          </table:table-cell>
          <table:table-cell table:formula="of:=AVERAGE([.M3:.M22])" office:value-type="float" office:value="0.00558797113728352" calcext:value-type="float">
            <text:p>0.0055879711</text:p>
          </table:table-cell>
          <table:table-cell table:formula="of:=AVERAGE([.N3:.N22])" office:value-type="float" office:value="-0.400058259082894" calcext:value-type="float">
            <text:p>-0.4000582591</text:p>
          </table:table-cell>
          <table:table-cell/>
          <table:table-cell office:value-type="string" calcext:value-type="string">
            <text:p>Average</text:p>
          </table:table-cell>
          <table:table-cell table:formula="of:=AVERAGE([.Q2:.Q22])" office:value-type="float" office:value="24.4542583497884" calcext:value-type="float">
            <text:p>24.4542583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mera_at_origin</text:p>
          </table:table-cell>
          <table:table-cell office:value-type="float" office:value="-0.0181515868874413" calcext:value-type="float">
            <text:p>-0.0181515869</text:p>
          </table:table-cell>
          <table:table-cell office:value-type="float" office:value="0.0336896412615246" calcext:value-type="float">
            <text:p>0.0336896413</text:p>
          </table:table-cell>
          <table:table-cell office:value-type="float" office:value="0.0266090496579632" calcext:value-type="float">
            <text:p>0.0266090497</text:p>
          </table:table-cell>
          <table:table-cell table:number-columns-repeated="2"/>
          <table:table-cell table:formula="of:=STDEV([.H3:.H22])" office:value-type="float" office:value="0.0284144996344065" calcext:value-type="float">
            <text:p>0.0284144996</text:p>
          </table:table-cell>
          <table:table-cell table:formula="of:=STDEV([.I3:.I22])" office:value-type="float" office:value="0.0351742706504268" calcext:value-type="float">
            <text:p>0.0351742707</text:p>
          </table:table-cell>
          <table:table-cell table:formula="of:=STDEV([.J3:.J22])" office:value-type="float" office:value="0.449639175467547" calcext:value-type="float">
            <text:p>0.4496391755</text:p>
          </table:table-cell>
          <table:table-cell table:style-name="ce1" office:value-type="string" calcext:value-type="string">
            <text:p>st dev</text:p>
          </table:table-cell>
          <table:table-cell table:formula="of:=STDEV([.L3:.L22])" office:value-type="float" office:value="0.00318253623266355" calcext:value-type="float">
            <text:p>0.0031825362</text:p>
          </table:table-cell>
          <table:table-cell table:formula="of:=STDEV([.M3:.M22])" office:value-type="float" office:value="0.00694290801662046" calcext:value-type="float">
            <text:p>0.006942908</text:p>
          </table:table-cell>
          <table:table-cell table:formula="of:=STDEV([.N3:.N22])" office:value-type="float" office:value="0.140863665050645" calcext:value-type="float">
            <text:p>0.1408636651</text:p>
          </table:table-cell>
          <table:table-cell/>
          <table:table-cell office:value-type="string" calcext:value-type="string">
            <text:p>std_dev</text:p>
          </table:table-cell>
          <table:table-cell table:style-name="ce2" table:formula="of:=STDEV([.Q2:.Q22])" office:value-type="float" office:value="0.234053391120485" calcext:value-type="float">
            <text:p>0.2340533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mera_at_origin</text:p>
          </table:table-cell>
          <table:table-cell office:value-type="float" office:value="-0.00566575176174133" calcext:value-type="float">
            <text:p>-0.0056657518</text:p>
          </table:table-cell>
          <table:table-cell office:value-type="float" office:value="0.0513772185383159" calcext:value-type="float">
            <text:p>0.0513772185</text:p>
          </table:table-cell>
          <table:table-cell office:value-type="float" office:value="-0.111310382358835" calcext:value-type="float">
            <text:p>-0.1113103824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era_at_origin</text:p>
          </table:table-cell>
          <table:table-cell office:value-type="float" office:value="-0.0416219327755414" calcext:value-type="float">
            <text:p>-0.0416219328</text:p>
          </table:table-cell>
          <table:table-cell office:value-type="float" office:value="-0.00566940258230098" calcext:value-type="float">
            <text:p>-0.0056694026</text:p>
          </table:table-cell>
          <table:table-cell office:value-type="float" office:value="-0.848172505227595" calcext:value-type="float">
            <text:p>-0.8481725052</text:p>
          </table:table-cell>
          <table:table-cell table:number-columns-repeated="6"/>
          <table:table-cell table:formula="of:=ABS([.L3])" office:value-type="float" office:value="0.00159841311255866" calcext:value-type="float">
            <text:p>0.0015984131</text:p>
          </table:table-cell>
          <table:table-cell table:formula="of:=ABS([.M3])" office:value-type="float" office:value="0.00231035873847538" calcext:value-type="float">
            <text:p>0.0023103587</text:p>
          </table:table-cell>
          <table:table-cell table:formula="of:=ABS([.N3])" office:value-type="float" office:value="0.558021471047215" calcext:value-type="float">
            <text:p>0.5580214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mera_at_origin</text:p>
          </table:table-cell>
          <table:table-cell office:value-type="float" office:value="-0.0309510944587075" calcext:value-type="float">
            <text:p>-0.0309510945</text:p>
          </table:table-cell>
          <table:table-cell office:value-type="float" office:value="0.0034977988862801" calcext:value-type="float">
            <text:p>0.0034977989</text:p>
          </table:table-cell>
          <table:table-cell office:value-type="float" office:value="0.0880174379139884" calcext:value-type="float">
            <text:p>0.0880174379</text:p>
          </table:table-cell>
          <table:table-cell table:number-columns-repeated="6"/>
          <table:table-cell table:formula="of:=ABS([.L4])" office:value-type="float" office:value="0.00166575176174133" calcext:value-type="float">
            <text:p>0.0016657518</text:p>
          </table:table-cell>
          <table:table-cell table:formula="of:=ABS([.M4])" office:value-type="float" office:value="0.00387278146168409" calcext:value-type="float">
            <text:p>0.0038727815</text:p>
          </table:table-cell>
          <table:table-cell table:formula="of:=ABS([.N4])" office:value-type="float" office:value="0.111310382358835" calcext:value-type="float">
            <text:p>0.11131038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era_at_origin</text:p>
          </table:table-cell>
          <table:table-cell office:value-type="float" office:value="0.0224014556016954" calcext:value-type="float">
            <text:p>0.0224014556</text:p>
          </table:table-cell>
          <table:table-cell office:value-type="float" office:value="0.0396405515395095" calcext:value-type="float">
            <text:p>0.0396405515</text:p>
          </table:table-cell>
          <table:table-cell office:value-type="float" office:value="-0.240148628885845" calcext:value-type="float">
            <text:p>-0.2401486289</text:p>
          </table:table-cell>
          <table:table-cell table:number-columns-repeated="6"/>
          <table:table-cell table:formula="of:=ABS([.L5])" office:value-type="float" office:value="0.00362806722445862" calcext:value-type="float">
            <text:p>0.0036280672</text:p>
          </table:table-cell>
          <table:table-cell table:formula="of:=ABS([.M5])" office:value-type="float" office:value="0.00183059741769902" calcext:value-type="float">
            <text:p>0.0018305974</text:p>
          </table:table-cell>
          <table:table-cell table:formula="of:=ABS([.N5])" office:value-type="float" office:value="0.265918367404573" calcext:value-type="float">
            <text:p>0.265918367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mera_at_origin</text:p>
          </table:table-cell>
          <table:table-cell office:value-type="float" office:value="-0.00200713241390105" calcext:value-type="float">
            <text:p>-0.0020071324</text:p>
          </table:table-cell>
          <table:table-cell office:value-type="float" office:value="0.0385951581263395" calcext:value-type="float">
            <text:p>0.0385951581</text:p>
          </table:table-cell>
          <table:table-cell office:value-type="float" office:value="0.21052168523966" calcext:value-type="float">
            <text:p>0.2105216852</text:p>
          </table:table-cell>
          <table:table-cell table:number-columns-repeated="6"/>
          <table:table-cell table:formula="of:=ABS([.L6])" office:value-type="float" office:value="0.00429890554129253" calcext:value-type="float">
            <text:p>0.0042989055</text:p>
          </table:table-cell>
          <table:table-cell table:formula="of:=ABS([.M6])" office:value-type="float" office:value="0.00125220111371991" calcext:value-type="float">
            <text:p>0.0012522011</text:p>
          </table:table-cell>
          <table:table-cell table:formula="of:=ABS([.N6])" office:value-type="float" office:value="0.262054251759424" calcext:value-type="float">
            <text:p>0.26205425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era_at_origin</text:p>
          </table:table-cell>
          <table:table-cell office:value-type="float" office:value="-0.0649706312113061" calcext:value-type="float">
            <text:p>-0.0649706312</text:p>
          </table:table-cell>
          <table:table-cell office:value-type="float" office:value="0.0628680199252019" calcext:value-type="float">
            <text:p>0.0628680199</text:p>
          </table:table-cell>
          <table:table-cell office:value-type="float" office:value="0.130901887301378" calcext:value-type="float">
            <text:p>0.1309018873</text:p>
          </table:table-cell>
          <table:table-cell table:number-columns-repeated="6"/>
          <table:table-cell table:formula="of:=ABS([.L7])" office:value-type="float" office:value="0.00340145560169537" calcext:value-type="float">
            <text:p>0.0034014556</text:p>
          </table:table-cell>
          <table:table-cell table:formula="of:=ABS([.M7])" office:value-type="float" office:value="0.00110944846049051" calcext:value-type="float">
            <text:p>0.0011094485</text:p>
          </table:table-cell>
          <table:table-cell table:formula="of:=ABS([.N7])" office:value-type="float" office:value="0.473531368737751" calcext:value-type="float">
            <text:p>0.47353136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era_at_origin</text:p>
          </table:table-cell>
          <table:table-cell office:value-type="float" office:value="-0.0462002934893047" calcext:value-type="float">
            <text:p>-0.0462002935</text:p>
          </table:table-cell>
          <table:table-cell office:value-type="float" office:value="0.00654419747820167" calcext:value-type="float">
            <text:p>0.0065441975</text:p>
          </table:table-cell>
          <table:table-cell office:value-type="float" office:value="-0.688956776716249" calcext:value-type="float">
            <text:p>-0.6889567767</text:p>
          </table:table-cell>
          <table:table-cell table:number-columns-repeated="6"/>
          <table:table-cell table:formula="of:=ABS([.L8])" office:value-type="float" office:value="0.00150713241390105" calcext:value-type="float">
            <text:p>0.0015071324</text:p>
          </table:table-cell>
          <table:table-cell table:formula="of:=ABS([.M8])" office:value-type="float" office:value="0.00340484187366052" calcext:value-type="float">
            <text:p>0.0034048419</text:p>
          </table:table-cell>
          <table:table-cell table:formula="of:=ABS([.N8])" office:value-type="float" office:value="0.485344254269134" calcext:value-type="float">
            <text:p>0.485344254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mera_at_origin</text:p>
          </table:table-cell>
          <table:table-cell office:value-type="float" office:value="0.0319767261366781" calcext:value-type="float">
            <text:p>0.0319767261</text:p>
          </table:table-cell>
          <table:table-cell office:value-type="float" office:value="0.0278317747086589" calcext:value-type="float">
            <text:p>0.0278317747</text:p>
          </table:table-cell>
          <table:table-cell office:value-type="float" office:value="-1.00410800272976" calcext:value-type="float">
            <text:p>-1.0041080027</text:p>
          </table:table-cell>
          <table:table-cell table:number-columns-repeated="6"/>
          <table:table-cell table:formula="of:=ABS([.L9])" office:value-type="float" office:value="0.00397063121130609" calcext:value-type="float">
            <text:p>0.0039706312</text:p>
          </table:table-cell>
          <table:table-cell table:formula="of:=ABS([.M9])" office:value-type="float" office:value="0.00638198007479811" calcext:value-type="float">
            <text:p>0.0063819801</text:p>
          </table:table-cell>
          <table:table-cell table:formula="of:=ABS([.N9])" office:value-type="float" office:value="0.33776479281689" calcext:value-type="float">
            <text:p>0.337764792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mera_at_origin</text:p>
          </table:table-cell>
          <table:table-cell office:value-type="float" office:value="-0.0359771918881773" calcext:value-type="float">
            <text:p>-0.0359771919</text:p>
          </table:table-cell>
          <table:table-cell office:value-type="float" office:value="0.0791058604784656" calcext:value-type="float">
            <text:p>0.0791058605</text:p>
          </table:table-cell>
          <table:table-cell office:value-type="float" office:value="-0.786623916791363" calcext:value-type="float">
            <text:p>-0.7866239168</text:p>
          </table:table-cell>
          <table:table-cell table:number-columns-repeated="6"/>
          <table:table-cell table:formula="of:=ABS([.L10])" office:value-type="float" office:value="0.00180029348930466" calcext:value-type="float">
            <text:p>0.0018002935</text:p>
          </table:table-cell>
          <table:table-cell table:formula="of:=ABS([.M10])" office:value-type="float" office:value="0.00120580252179831" calcext:value-type="float">
            <text:p>0.0012058025</text:p>
          </table:table-cell>
          <table:table-cell table:formula="of:=ABS([.N10])" office:value-type="float" office:value="0.501486592512707" calcext:value-type="float">
            <text:p>0.501486592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mera_at_origin</text:p>
          </table:table-cell>
          <table:table-cell office:value-type="float" office:value="0.0179173031476836" calcext:value-type="float">
            <text:p>0.0179173031</text:p>
          </table:table-cell>
          <table:table-cell office:value-type="float" office:value="0.0778712589317649" calcext:value-type="float">
            <text:p>0.0778712589</text:p>
          </table:table-cell>
          <table:table-cell office:value-type="float" office:value="0.270234824442081" calcext:value-type="float">
            <text:p>0.2702348244</text:p>
          </table:table-cell>
          <table:table-cell table:number-columns-repeated="6"/>
          <table:table-cell table:formula="of:=ABS([.L11])" office:value-type="float" office:value="0.00337672613667812" calcext:value-type="float">
            <text:p>0.0033767261</text:p>
          </table:table-cell>
          <table:table-cell table:formula="of:=ABS([.M11])" office:value-type="float" office:value="0.0231682252913411" calcext:value-type="float">
            <text:p>0.0231682253</text:p>
          </table:table-cell>
          <table:table-cell table:formula="of:=ABS([.N11])" office:value-type="float" office:value="0.349327600462063" calcext:value-type="float">
            <text:p>0.349327600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mera_at_origin</text:p>
          </table:table-cell>
          <table:table-cell office:value-type="float" office:value="-0.0267975749187563" calcext:value-type="float">
            <text:p>-0.0267975749</text:p>
          </table:table-cell>
          <table:table-cell office:value-type="float" office:value="-0.00608015737213652" calcext:value-type="float">
            <text:p>-0.0060801574</text:p>
          </table:table-cell>
          <table:table-cell office:value-type="float" office:value="-0.637986927465447" calcext:value-type="float">
            <text:p>-0.6379869275</text:p>
          </table:table-cell>
          <table:table-cell table:number-columns-repeated="6"/>
          <table:table-cell table:formula="of:=ABS([.L12])" office:value-type="float" office:value="0.00322719188817727" calcext:value-type="float">
            <text:p>0.0032271919</text:p>
          </table:table-cell>
          <table:table-cell table:formula="of:=ABS([.M12])" office:value-type="float" office:value="0.00614413952153442" calcext:value-type="float">
            <text:p>0.0061441395</text:p>
          </table:table-cell>
          <table:table-cell table:formula="of:=ABS([.N12])" office:value-type="float" office:value="0.433676967407254" calcext:value-type="float">
            <text:p>0.433676967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mera_at_origin</text:p>
          </table:table-cell>
          <table:table-cell office:value-type="float" office:value="0.0342294817629476" calcext:value-type="float">
            <text:p>0.0342294818</text:p>
          </table:table-cell>
          <table:table-cell office:value-type="float" office:value="0.0371628381764486" calcext:value-type="float">
            <text:p>0.0371628382</text:p>
          </table:table-cell>
          <table:table-cell office:value-type="float" office:value="0.071898588623935" calcext:value-type="float">
            <text:p>0.0718985886</text:p>
          </table:table-cell>
          <table:table-cell table:number-columns-repeated="6"/>
          <table:table-cell table:formula="of:=ABS([.L13])" office:value-type="float" office:value="0.00258269685231641" calcext:value-type="float">
            <text:p>0.0025826969</text:p>
          </table:table-cell>
          <table:table-cell table:formula="of:=ABS([.M13])" office:value-type="float" office:value="0.00587874106823506" calcext:value-type="float">
            <text:p>0.0058787411</text:p>
          </table:table-cell>
          <table:table-cell table:formula="of:=ABS([.N13])" office:value-type="float" office:value="0.429882419858102" calcext:value-type="float">
            <text:p>0.429882419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mera_at_origin</text:p>
          </table:table-cell>
          <table:table-cell office:value-type="float" office:value="0.00511302603010755" calcext:value-type="float">
            <text:p>0.005113026</text:p>
          </table:table-cell>
          <table:table-cell office:value-type="float" office:value="0.0289126244333007" calcext:value-type="float">
            <text:p>0.0289126244</text:p>
          </table:table-cell>
          <table:table-cell office:value-type="float" office:value="0.365077010179899" calcext:value-type="float">
            <text:p>0.3650770102</text:p>
          </table:table-cell>
          <table:table-cell table:number-columns-repeated="6"/>
          <table:table-cell table:formula="of:=ABS([.L14])" office:value-type="float" office:value="0.00520242508124366" calcext:value-type="float">
            <text:p>0.0052024251</text:p>
          </table:table-cell>
          <table:table-cell table:formula="of:=ABS([.M14])" office:value-type="float" office:value="0.00141984262786348" calcext:value-type="float">
            <text:p>0.0014198426</text:p>
          </table:table-cell>
          <table:table-cell table:formula="of:=ABS([.N14])" office:value-type="float" office:value="0.637986927465447" calcext:value-type="float">
            <text:p>0.637986927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mera_at_origin</text:p>
          </table:table-cell>
          <table:table-cell office:value-type="float" office:value="0.0269784317883701" calcext:value-type="float">
            <text:p>0.0269784318</text:p>
          </table:table-cell>
          <table:table-cell office:value-type="float" office:value="-0.0295081878071768" calcext:value-type="float">
            <text:p>-0.0295081878</text:p>
          </table:table-cell>
          <table:table-cell office:value-type="float" office:value="0.0579990201836666" calcext:value-type="float">
            <text:p>0.0579990202</text:p>
          </table:table-cell>
          <table:table-cell table:number-columns-repeated="6"/>
          <table:table-cell table:formula="of:=ABS([.L15])" office:value-type="float" office:value="0.0017294817629476" calcext:value-type="float">
            <text:p>0.0017294818</text:p>
          </table:table-cell>
          <table:table-cell table:formula="of:=ABS([.M15])" office:value-type="float" office:value="0.0256871618235514" calcext:value-type="float">
            <text:p>0.0256871618</text:p>
          </table:table-cell>
          <table:table-cell table:formula="of:=ABS([.N15])" office:value-type="float" office:value="0.162247143122377" calcext:value-type="float">
            <text:p>0.162247143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mera_at_origin</text:p>
          </table:table-cell>
          <table:table-cell office:value-type="float" office:value="-0.0259940266058525" calcext:value-type="float">
            <text:p>-0.0259940266</text:p>
          </table:table-cell>
          <table:table-cell office:value-type="float" office:value="0.0380391016928821" calcext:value-type="float">
            <text:p>0.0380391017</text:p>
          </table:table-cell>
          <table:table-cell office:value-type="float" office:value="0.365252816052066" calcext:value-type="float">
            <text:p>0.3652528161</text:p>
          </table:table-cell>
          <table:table-cell table:number-columns-repeated="6"/>
          <table:table-cell table:formula="of:=ABS([.L16])" office:value-type="float" office:value="0.00511302603010755" calcext:value-type="float">
            <text:p>0.005113026</text:p>
          </table:table-cell>
          <table:table-cell table:formula="of:=ABS([.M16])" office:value-type="float" office:value="0.00258737556669932" calcext:value-type="float">
            <text:p>0.0025873756</text:p>
          </table:table-cell>
          <table:table-cell table:formula="of:=ABS([.N16])" office:value-type="float" office:value="0.566479587897586" calcext:value-type="float">
            <text:p>0.566479587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mera_at_origin</text:p>
          </table:table-cell>
          <table:table-cell office:value-type="float" office:value="0.0124239567201432" calcext:value-type="float">
            <text:p>0.0124239567</text:p>
          </table:table-cell>
          <table:table-cell office:value-type="float" office:value="0.0895402348548782" calcext:value-type="float">
            <text:p>0.0895402349</text:p>
          </table:table-cell>
          <table:table-cell office:value-type="float" office:value="0.236073639612653" calcext:value-type="float">
            <text:p>0.2360736396</text:p>
          </table:table-cell>
          <table:table-cell table:number-columns-repeated="6"/>
          <table:table-cell table:formula="of:=ABS([.L17])" office:value-type="float" office:value="0.00122843178837012" calcext:value-type="float">
            <text:p>0.0012284318</text:p>
          </table:table-cell>
          <table:table-cell table:formula="of:=ABS([.M17])" office:value-type="float" office:value="0.00124181219282323" calcext:value-type="float">
            <text:p>0.0012418122</text:p>
          </table:table-cell>
          <table:table-cell table:formula="of:=ABS([.N17])" office:value-type="float" office:value="0.527826980720664" calcext:value-type="float">
            <text:p>0.527826980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mera_at_origin</text:p>
          </table:table-cell>
          <table:table-cell office:value-type="float" office:value="0.0132442952680592" calcext:value-type="float">
            <text:p>0.0132442953</text:p>
          </table:table-cell>
          <table:table-cell office:value-type="float" office:value="0.0349360113075488" calcext:value-type="float">
            <text:p>0.0349360113</text:p>
          </table:table-cell>
          <table:table-cell office:value-type="float" office:value="0.174856612429697" calcext:value-type="float">
            <text:p>0.1748566124</text:p>
          </table:table-cell>
          <table:table-cell table:number-columns-repeated="6"/>
          <table:table-cell table:formula="of:=ABS([.L18])" office:value-type="float" office:value="0.00375597339414751" calcext:value-type="float">
            <text:p>0.0037559734</text:p>
          </table:table-cell>
          <table:table-cell table:formula="of:=ABS([.M18])" office:value-type="float" office:value="0.00796089830711796" calcext:value-type="float">
            <text:p>0.0079608983</text:p>
          </table:table-cell>
          <table:table-cell table:formula="of:=ABS([.N18])" office:value-type="float" office:value="0.488025493333563" calcext:value-type="float">
            <text:p>0.48802549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mera_at_origin</text:p>
          </table:table-cell>
          <table:table-cell office:value-type="float" office:value="0.00458252038123952" calcext:value-type="float">
            <text:p>0.0045825204</text:p>
          </table:table-cell>
          <table:table-cell office:value-type="float" office:value="0.0859189759466599" calcext:value-type="float">
            <text:p>0.0859189759</text:p>
          </table:table-cell>
          <table:table-cell office:value-type="float" office:value="-0.35906565347283" calcext:value-type="float">
            <text:p>-0.3590656535</text:p>
          </table:table-cell>
          <table:table-cell table:number-columns-repeated="6"/>
          <table:table-cell table:formula="of:=ABS([.L19])" office:value-type="float" office:value="0.00352604327985682" calcext:value-type="float">
            <text:p>0.0035260433</text:p>
          </table:table-cell>
          <table:table-cell table:formula="of:=ABS([.M19])" office:value-type="float" office:value="0.00670976514512184" calcext:value-type="float">
            <text:p>0.0067097651</text:p>
          </table:table-cell>
          <table:table-cell table:formula="of:=ABS([.N19])" office:value-type="float" office:value="0.254020871412192" calcext:value-type="float">
            <text:p>0.254020871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era_at_origin</text:p>
          </table:table-cell>
          <table:table-cell office:value-type="float" office:value="0.0041596272928679" calcext:value-type="float">
            <text:p>0.0041596273</text:p>
          </table:table-cell>
          <table:table-cell office:value-type="float" office:value="0.0449308457297839" calcext:value-type="float">
            <text:p>0.0449308457</text:p>
          </table:table-cell>
          <table:table-cell office:value-type="float" office:value="-0.0562725094035354" calcext:value-type="float">
            <text:p>-0.0562725094</text:p>
          </table:table-cell>
          <table:table-cell table:number-columns-repeated="6"/>
          <table:table-cell table:formula="of:=ABS([.L20])" office:value-type="float" office:value="0.00225570473194085" calcext:value-type="float">
            <text:p>0.0022557047</text:p>
          </table:table-cell>
          <table:table-cell table:formula="of:=ABS([.M20])" office:value-type="float" office:value="0.0040639886924513" calcext:value-type="float">
            <text:p>0.0040639887</text:p>
          </table:table-cell>
          <table:table-cell table:formula="of:=ABS([.N20])" office:value-type="float" office:value="0.29477040725995" calcext:value-type="float">
            <text:p>0.294770407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ABS([.L21])" office:value-type="float" office:value="0.00311747961876048" calcext:value-type="float">
            <text:p>0.0031174796</text:p>
          </table:table-cell>
          <table:table-cell table:formula="of:=ABS([.M21])" office:value-type="float" office:value="0.00658102405334013" calcext:value-type="float">
            <text:p>0.0065810241</text:p>
          </table:table-cell>
          <table:table-cell table:formula="of:=ABS([.N21])" office:value-type="float" office:value="0.452993076729647" calcext:value-type="float">
            <text:p>0.452993076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ABS([.L22])" office:value-type="float" office:value="0.000409627292867897" calcext:value-type="float">
            <text:p>0.0004096273</text:p>
          </table:table-cell>
          <table:table-cell table:formula="of:=ABS([.M22])" office:value-type="float" office:value="0.00356915427021612" calcext:value-type="float">
            <text:p>0.0035691543</text:p>
          </table:table-cell>
          <table:table-cell table:formula="of:=ABS([.N22])" office:value-type="float" office:value="0.408496225082512" calcext:value-type="float">
            <text:p>0.4084962251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Average of absolute</text:p>
          </table:table-cell>
          <table:table-cell table:formula="of:=AVERAGE([.L27:.L46])" office:value-type="float" office:value="0.00286977291068363" calcext:value-type="float">
            <text:p>0.0028697729</text:p>
          </table:table-cell>
          <table:table-cell table:formula="of:=AVERAGE([.M27:.M46])" office:value-type="float" office:value="0.00581900701113106" calcext:value-type="float">
            <text:p>0.005819007</text:p>
          </table:table-cell>
          <table:table-cell table:formula="of:=AVERAGE([.N27:.N46])" office:value-type="float" office:value="0.400058259082894" calcext:value-type="float">
            <text:p>0.4000582591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td dev</text:p>
          </table:table-cell>
          <table:table-cell table:formula="of:=STDEV([.L27:.L46])" office:value-type="float" office:value="0.00131429946500361" calcext:value-type="float">
            <text:p>0.0013142995</text:p>
          </table:table-cell>
          <table:table-cell table:formula="of:=STDEV([.M27:.M46])" office:value-type="float" office:value="0.00674016648056234" calcext:value-type="float">
            <text:p>0.0067401665</text:p>
          </table:table-cell>
          <table:table-cell table:formula="of:=STDEV([.N27:.N46])" office:value-type="float" office:value="0.140863665050645" calcext:value-type="float">
            <text:p>0.1408636651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table:formula="of:=[.L3]^2" office:value-type="float" office:value="0.00000255492447839946" calcext:value-type="float">
            <text:p>2.55492447839946E-06</text:p>
          </table:table-cell>
          <table:table-cell table:formula="of:=[.M3]^2" office:value-type="float" office:value="0.00000533775750044953" calcext:value-type="float">
            <text:p>5.33775750044953E-06</text:p>
          </table:table-cell>
          <table:table-cell table:formula="of:=[.N3]^2" office:value-type="float" office:value="0.311387962149697" calcext:value-type="float">
            <text:p>0.311387962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4]^2" office:value-type="float" office:value="0.00000277472893174436" calcext:value-type="float">
            <text:p>2.77472893174436E-06</text:p>
          </table:table-cell>
          <table:table-cell table:formula="of:=[.M4]^2" office:value-type="float" office:value="0.000014998436249964" calcext:value-type="float">
            <text:p>1.4998436249964E-05</text:p>
          </table:table-cell>
          <table:table-cell table:formula="of:=[.N4]^2" office:value-type="float" office:value="0.0123900012208701" calcext:value-type="float">
            <text:p>0.012390001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5]^2" office:value-type="float" office:value="0.0000131628717851909" calcext:value-type="float">
            <text:p>1.31628717851909E-05</text:p>
          </table:table-cell>
          <table:table-cell table:formula="of:=[.M5]^2" office:value-type="float" office:value="0.00000335108690568634" calcext:value-type="float">
            <text:p>3.35108690568634E-06</text:p>
          </table:table-cell>
          <table:table-cell table:formula="of:=[.N5]^2" office:value-type="float" office:value="0.0707125781231135" calcext:value-type="float">
            <text:p>0.070712578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6]^2" office:value-type="float" office:value="0.0000184805888529556" calcext:value-type="float">
            <text:p>1.84805888529556E-05</text:p>
          </table:table-cell>
          <table:table-cell table:formula="of:=[.M6]^2" office:value-type="float" office:value="0.00000156800762920139" calcext:value-type="float">
            <text:p>0.000001568</text:p>
          </table:table-cell>
          <table:table-cell table:formula="of:=[.N6]^2" office:value-type="float" office:value="0.0686724308651918" calcext:value-type="float">
            <text:p>0.068672430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7]^2" office:value-type="float" office:value="0.0000115699002103048" calcext:value-type="float">
            <text:p>1.15699002103048E-05</text:p>
          </table:table-cell>
          <table:table-cell table:formula="of:=[.M7]^2" office:value-type="float" office:value="0.00000123087588648475" calcext:value-type="float">
            <text:p>1.23087588648475E-06</text:p>
          </table:table-cell>
          <table:table-cell table:formula="of:=[.N7]^2" office:value-type="float" office:value="0.224231957178648" calcext:value-type="float">
            <text:p>0.224231957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8]^2" office:value-type="float" office:value="0.0000022714481130312" calcext:value-type="float">
            <text:p>2.2714481130312E-06</text:p>
          </table:table-cell>
          <table:table-cell table:formula="of:=[.M8]^2" office:value-type="float" office:value="0.0000115929481846321" calcext:value-type="float">
            <text:p>1.15929481846321E-05</text:p>
          </table:table-cell>
          <table:table-cell table:formula="of:=[.N8]^2" office:value-type="float" office:value="0.235559045152062" calcext:value-type="float">
            <text:p>0.235559045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9]^2" office:value-type="float" office:value="0.000015765912216198" calcext:value-type="float">
            <text:p>1.5765912216198E-05</text:p>
          </table:table-cell>
          <table:table-cell table:formula="of:=[.M9]^2" office:value-type="float" office:value="0.0000407296696751201" calcext:value-type="float">
            <text:p>4.07296696751201E-05</text:p>
          </table:table-cell>
          <table:table-cell table:formula="of:=[.N9]^2" office:value-type="float" office:value="0.114085055266636" calcext:value-type="float">
            <text:p>0.114085055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0]^2" office:value-type="float" office:value="0.00000324105664763275" calcext:value-type="float">
            <text:p>3.24105664763275E-06</text:p>
          </table:table-cell>
          <table:table-cell table:formula="of:=[.M10]^2" office:value-type="float" office:value="0.00000145395972157517" calcext:value-type="float">
            <text:p>0.000001454</text:p>
          </table:table-cell>
          <table:table-cell table:formula="of:=[.N10]^2" office:value-type="float" office:value="0.251488802470005" calcext:value-type="float">
            <text:p>0.251488802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1]^2" office:value-type="float" office:value="0.0000114022794021252" calcext:value-type="float">
            <text:p>1.14022794021252E-05</text:p>
          </table:table-cell>
          <table:table-cell table:formula="of:=[.M11]^2" office:value-type="float" office:value="0.000536766663150336" calcext:value-type="float">
            <text:p>0.0005367667</text:p>
          </table:table-cell>
          <table:table-cell table:formula="of:=[.N11]^2" office:value-type="float" office:value="0.122029772444583" calcext:value-type="float">
            <text:p>0.1220297724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2]^2" office:value-type="float" office:value="0.0000104147674831172" calcext:value-type="float">
            <text:p>1.04147674831172E-05</text:p>
          </table:table-cell>
          <table:table-cell table:formula="of:=[.M12]^2" office:value-type="float" office:value="0.0000377504504600812" calcext:value-type="float">
            <text:p>3.77504504600812E-05</text:p>
          </table:table-cell>
          <table:table-cell table:formula="of:=[.N12]^2" office:value-type="float" office:value="0.188075712059553" calcext:value-type="float">
            <text:p>0.188075712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3]^2" office:value-type="float" office:value="0.0000066703230309651" calcext:value-type="float">
            <text:p>6.6703230309651E-06</text:p>
          </table:table-cell>
          <table:table-cell table:formula="of:=[.M13]^2" office:value-type="float" office:value="0.0000345595965473535" calcext:value-type="float">
            <text:p>3.45595965473535E-05</text:p>
          </table:table-cell>
          <table:table-cell table:formula="of:=[.N13]^2" office:value-type="float" office:value="0.184798894903057" calcext:value-type="float">
            <text:p>0.1847988949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4]^2" office:value-type="float" office:value="0.0000270652267259531" calcext:value-type="float">
            <text:p>2.70652267259531E-05</text:p>
          </table:table-cell>
          <table:table-cell table:formula="of:=[.M14]^2" office:value-type="float" office:value="0.00000201595308789827" calcext:value-type="float">
            <text:p>0.000002016</text:p>
          </table:table-cell>
          <table:table-cell table:formula="of:=[.N14]^2" office:value-type="float" office:value="0.407027319616801" calcext:value-type="float">
            <text:p>0.407027319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5]^2" office:value-type="float" office:value="0.00000299110716836833" calcext:value-type="float">
            <text:p>2.99110716836833E-06</text:p>
          </table:table-cell>
          <table:table-cell table:formula="of:=[.M15]^2" office:value-type="float" office:value="0.000659830282549314" calcext:value-type="float">
            <text:p>0.0006598303</text:p>
          </table:table-cell>
          <table:table-cell table:formula="of:=[.N15]^2" office:value-type="float" office:value="0.0263241354513731" calcext:value-type="float">
            <text:p>0.026324135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6]^2" office:value-type="float" office:value="0.0000261430351845573" calcext:value-type="float">
            <text:p>0.000026143</text:p>
          </table:table-cell>
          <table:table-cell table:formula="of:=[.M16]^2" office:value-type="float" office:value="0.0000066945123231526" calcext:value-type="float">
            <text:p>6.6945123231526E-06</text:p>
          </table:table-cell>
          <table:table-cell table:formula="of:=[.N16]^2" office:value-type="float" office:value="0.320899123504619" calcext:value-type="float">
            <text:p>0.320899123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7]^2" office:value-type="float" office:value="0.00000150904465867821" calcext:value-type="float">
            <text:p>0.000001509</text:p>
          </table:table-cell>
          <table:table-cell table:formula="of:=[.M17]^2" office:value-type="float" office:value="0.00000154209752224445" calcext:value-type="float">
            <text:p>1.54209752224445E-06</text:p>
          </table:table-cell>
          <table:table-cell table:formula="of:=[.N17]^2" office:value-type="float" office:value="0.278601321576692" calcext:value-type="float">
            <text:p>0.278601321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8]^2" office:value-type="float" office:value="0.000014107336137544" calcext:value-type="float">
            <text:p>1.4107336137544E-05</text:p>
          </table:table-cell>
          <table:table-cell table:formula="of:=[.M18]^2" office:value-type="float" office:value="0.0000633759018562735" calcext:value-type="float">
            <text:p>6.33759018562735E-05</text:p>
          </table:table-cell>
          <table:table-cell table:formula="of:=[.N18]^2" office:value-type="float" office:value="0.238168882143468" calcext:value-type="float">
            <text:p>0.238168882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19]^2" office:value-type="float" office:value="0.0000124329812114234" calcext:value-type="float">
            <text:p>0.000012433</text:p>
          </table:table-cell>
          <table:table-cell table:formula="of:=[.M19]^2" office:value-type="float" office:value="0.0000450209483026919" calcext:value-type="float">
            <text:p>4.50209483026919E-05</text:p>
          </table:table-cell>
          <table:table-cell table:formula="of:=[.N19]^2" office:value-type="float" office:value="0.0645266031130095" calcext:value-type="float">
            <text:p>0.064526603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0]^2" office:value-type="float" office:value="0.00000508820383770034" calcext:value-type="float">
            <text:p>5.08820383770034E-06</text:p>
          </table:table-cell>
          <table:table-cell table:formula="of:=[.M20]^2" office:value-type="float" office:value="0.000016516004092372" calcext:value-type="float">
            <text:p>0.000016516</text:p>
          </table:table-cell>
          <table:table-cell table:formula="of:=[.N20]^2" office:value-type="float" office:value="0.0868895929961968" calcext:value-type="float">
            <text:p>0.086889593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1]^2" office:value-type="float" office:value="0.00000971867917338699" calcext:value-type="float">
            <text:p>9.71867917338699E-06</text:p>
          </table:table-cell>
          <table:table-cell table:formula="of:=[.M21]^2" office:value-type="float" office:value="0.0000433098775906413" calcext:value-type="float">
            <text:p>4.33098775906413E-05</text:p>
          </table:table-cell>
          <table:table-cell table:formula="of:=[.N21]^2" office:value-type="float" office:value="0.205202727564992" calcext:value-type="float">
            <text:p>0.205202727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[.L22]^2" office:value-type="float" office:value="0.000000167794519062282" calcext:value-type="float">
            <text:p>1.67794519062282E-07</text:p>
          </table:table-cell>
          <table:table-cell table:formula="of:=[.M22]^2" office:value-type="float" office:value="0.000012738862204602" calcext:value-type="float">
            <text:p>1.2738862204602E-05</text:p>
          </table:table-cell>
          <table:table-cell table:formula="of:=[.N22]^2" office:value-type="float" office:value="0.166869165906663" calcext:value-type="float">
            <text:p>0.1668691659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 calcext:value-type="string">
            <text:p>Root mean square</text:p>
          </table:table-cell>
          <table:table-cell table:formula="of:=SQRT(SUM([.L51:.L70])/20)" office:value-type="float" office:value="0.00314270750920555" calcext:value-type="float">
            <text:p>0.0031427075</text:p>
          </table:table-cell>
          <table:table-cell table:formula="of:=SQRT(SUM([.M51:.M70])/20)" office:value-type="float" office:value="0.00877605803148565" calcext:value-type="float">
            <text:p>0.008776058</text:p>
          </table:table-cell>
          <table:table-cell table:formula="of:=SQRT(SUM([.N51:.N70])/20)" office:value-type="float" office:value="0.422962237304185" calcext:value-type="float">
            <text:p>0.42296223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20:41:14.181486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00:13.857312532</meta:creation-date>
    <dc:date>2017-04-28T10:19:59.214585235</dc:date>
    <meta:editing-duration>PT14H1M2S</meta:editing-duration>
    <meta:editing-cycles>5</meta:editing-cycles>
    <meta:generator>LibreOffice/5.1.6.2$Linux_X86_64 LibreOffice_project/10m0$Build-2</meta:generator>
    <meta:print-date>2017-04-27T21:08:22.152590625</meta:print-date>
    <meta:document-statistic meta:table-count="1" meta:cell-count="560" meta:object-count="0"/>
  </office:meta>
</office:document-meta>
</file>